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" office:value-type="string">
            <text:p>Horas estimadas</text:p>
          </table:table-cell>
          <table:table-cell table:style-name="ce1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3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3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40 hs</text:p>
          </table:table-cell>
        </table:table-row>
        <table:table-row table:style-name="ro3">
          <table:table-cell table:style-name="ce2"/>
          <table:table-cell table:style-name="ce11"/>
          <table:table-cell table:style-name="ce13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15 mins</text:p>
          </table:table-cell>
        </table:table-row>
        <table:table-row table:style-name="ro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3" office:value-type="string">
            <text:p>2 hs</text:p>
          </table:table-cell>
          <table:table-cell table:style-name="ce13" office:value-type="string">
            <text:p>2 hs</text:p>
          </table:table-cell>
        </table:table-row>
        <table:table-row table:style-name="ro3">
          <table:table-cell table:style-name="ce5"/>
          <table:table-cell table:style-name="ce7"/>
          <table:table-cell table:style-name="ce13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3" office:value-type="string">
            <text:p>1 h</text:p>
          </table:table-cell>
          <table:table-cell table:style-name="ce13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3" office:value-type="string">
            <text:p>45 mins</text:p>
          </table:table-cell>
          <table:table-cell table:style-name="ce13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3" office:value-type="string">
            <text:p>45 mins</text:p>
          </table:table-cell>
          <table:table-cell table:style-name="ce13" office:value-type="string">
            <text:p>30 mins</text:p>
          </table:table-cell>
        </table:table-row>
        <table:table-row table:style-name="ro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office:value-type="string">
            <text:p>Lectura de la Guía de Scrum</text:p>
          </table:table-cell>
          <table:table-cell table:style-name="ce7" office:value-type="date" office:date-value="2012-09-29">
            <text:p>29/09/12</text:p>
          </table:table-cell>
          <table:table-cell table:style-name="ce13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2" office:value-type="string">
            <text:p>Evaluación de Cierre de la Iteración #02</text:p>
          </table:table-cell>
          <table:table-cell table:style-name="ce7" office:value-type="date" office:date-value="2012-09-30">
            <text:p>30/09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 office:value-type="string">
            <text:p>Instalar Firebug y aprender sobre la herramienta</text:p>
          </table:table-cell>
          <table:table-cell table:style-name="ce7" office:value-type="date" office:date-value="2012-09-07">
            <text:p>07/09/12</text:p>
          </table:table-cell>
          <table:table-cell table:style-name="ce13" office:value-type="string">
            <text:p>1 h</text:p>
          </table:table-cell>
          <table:table-cell table:style-name="ce13" office:value-type="string">
            <text:p>45 mins</text:p>
          </table:table-cell>
        </table:table-row>
        <table:table-row table:style-name="ro2">
          <table:table-cell table:style-name="ce2" office:value-type="string">
            <text:p>Cantidad de request realizados cuando se navega <text:a xlink:href="http://www.google.com/">www.google.com</text:a></text:p>
          </table:table-cell>
          <table:table-cell table:style-name="ce7" office:value-type="date" office:date-value="2012-09-07">
            <text:p>07/09/12</text:p>
          </table:table-cell>
          <table:table-cell table:style-name="ce13" office:value-type="string">
            <text:p>10 mins</text:p>
          </table:table-cell>
          <table:table-cell table:style-name="ce13" office:value-type="string">
            <text:p>10 mins</text:p>
          </table:table-cell>
        </table:table-row>
        <table:table-row table:style-name="ro2">
          <table:table-cell table:style-name="ce2" office:value-type="string">
            <text:p>Cantidad de request realizados cuando se navega <text:a xlink:href="http://www.unq.edu.ar/">www.unq.edu.ar</text:a></text:p>
          </table:table-cell>
          <table:table-cell table:style-name="ce7" office:value-type="date" office:date-value="2012-09-07">
            <text:p>07/09/12</text:p>
          </table:table-cell>
          <table:table-cell table:style-name="ce13" office:value-type="string">
            <text:p>10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Nombre de los parametros del formulario que se envia cuando navegan <text:a xlink:href="http://www.facebook.com/">www.facebook.com</text:a></text:p>
          </table:table-cell>
          <table:table-cell table:style-name="ce7" office:value-type="date" office:date-value="2012-09-07">
            <text:p>07/09/12</text:p>
          </table:table-cell>
          <table:table-cell table:style-name="ce13" office:value-type="string">
            <text:p>10 mins</text:p>
          </table:table-cell>
          <table:table-cell table:style-name="ce13" office:value-type="string">
            <text:p>10 mins</text:p>
          </table:table-cell>
        </table:table-row>
        <table:table-row table:style-name="ro3" table:number-rows-repeated="104854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7T21:37:14</dc:date>
    <meta:editing-duration>PT7H49M8S</meta:editing-duration>
    <meta:editing-cycles>61</meta:editing-cycles>
    <meta:generator>LibreOffice/3.5$Linux_x86 LibreOffice_project/350m1$Build-2</meta:generator>
    <meta:document-statistic meta:table-count="3" meta:cell-count="92" meta:object-count="0"/>
  </office:meta>
</office:document-meta>
</file>